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Slab" svg:font-family="'Roboto Slab', 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5fbb" officeooo:paragraph-rsid="00085fbb"/>
    </style:style>
    <style:style style:name="P2" style:family="paragraph" style:parent-style-name="Standard">
      <style:paragraph-properties fo:text-align="start" style:justify-single-word="false"/>
      <style:text-properties officeooo:rsid="00085fbb" officeooo:paragraph-rsid="00085fbb"/>
    </style:style>
    <style:style style:name="P3" style:family="paragraph" style:parent-style-name="Standard">
      <style:paragraph-properties fo:text-align="start" style:justify-single-word="false"/>
      <style:text-properties officeooo:paragraph-rsid="00085fbb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1pt" fo:letter-spacing="normal" fo:font-style="normal" fo:font-weight="normal" officeooo:paragraph-rsid="00085fbb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85fbb"/>
    </style:style>
    <style:style style:name="T2" style:family="text">
      <style:text-properties fo:font-variant="normal" fo:text-transform="none" fo:color="#404040" style:font-name="Source Sans Pro" fo:font-size="13.5pt" fo:letter-spacing="normal" fo:font-style="normal" fo:font-weight="normal"/>
    </style:style>
    <style:style style:name="T3" style:family="text">
      <style:text-properties fo:font-variant="normal" fo:text-transform="none" fo:color="#404040" style:font-name="Source Sans Pr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404040" style:font-name="Source Sans Pro" fo:letter-spacing="normal" fo:font-style="normal" fo:font-weight="normal"/>
    </style:style>
    <style:style style:name="T5" style:family="text">
      <style:text-properties fo:font-variant="normal" fo:text-transform="none" fo:color="#404040" style:font-name="Liberation 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404040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style:font-name="Liberation Serif" fo:font-size="11pt" fo:letter-spacing="normal" fo:font-style="normal" fo:font-weight="normal" style:font-size-asian="11pt" style:font-size-complex="11pt"/>
    </style:style>
    <style:style style:name="T9" style:family="text">
      <style:text-properties fo:color="#333333" style:font-name="Roboto Slab" fo:font-size="13.5pt"/>
    </style:style>
    <style:style style:name="T10" style:family="text">
      <style:text-properties fo:color="#333333" style:font-name="Roboto Slab" style:font-size-asian="11pt" style:font-size-complex="11pt"/>
    </style:style>
    <style:style style:name="T11" style:family="text">
      <style:text-properties fo:color="#333333" style:font-size-asian="11pt" style:font-size-complex="11pt"/>
    </style:style>
    <style:style style:name="T12" style:family="text">
      <style:text-properties style:font-size-asian="11pt" style:font-size-complex="11pt"/>
    </style:style>
    <style:style style:name="T13" style:family="text">
      <style:text-properties officeooo:rsid="00085fbb" style:font-size-asian="11pt" style:font-size-complex="11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85fb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1"/>
      <text:p text:style-name="P3"><text:span text:style-name="T1">1-</text:span><text:span text:style-name="T7">O impressionismo foi uma tendência das artes que originou-se na França em meados do século XIX, entre 1860 e 1880.</text:span></text:p>
      <text:p text:style-name="P6"><text:span text:style-name="T7">O termo que dá nome ao movimento surge a partir de uma crítica à obra</text:span><text:span text:style-name="Emphasis"><text:span text:style-name="T7"> Impressão, nascer do sol</text:span></text:span><text:span text:style-name="T7"> (1872), de Claude Monet, artista de destaque da vertente, junto com Édouard Manet.</text:span></text:p>
      <text:p text:style-name="P4">Os artistas impressionistas estavam muito interessados nos efeitos ópticos que a luz proporciona, por isso, a maioria de suas telas eram pintadas ao ar livre. Isso conferia às obras leveza e luminosidade.</text:p>
      <text:p text:style-name="P4">Olhando para a história da arte, percebemos que essa nova maneira de criação representou para o universo cultural um marco importante em direção à arte moderna.</text:p>
      <text:p text:style-name="P5"><text:span text:style-name="T13">2- </text:span><text:span text:style-name="T15">Nas obras todos eles se observa </text:span><text:span text:style-name="T14">constantes variações de cores na natureza e nos objetos </text:span><text:span text:style-name="T15">e não apresentam contornos nítidos.</text:span></text:p>
      <text:p text:style-name="P5"><text:span text:style-name="T14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Slab" svg:font-family="'Roboto Slab', 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06:09.169156891</meta:creation-date>
    <dc:date>2020-10-09T15:15:12.693859189</dc:date>
    <meta:editing-duration>PT9M4S</meta:editing-duration>
    <meta:editing-cycles>1</meta:editing-cycles>
    <meta:document-statistic meta:table-count="0" meta:image-count="0" meta:object-count="0" meta:page-count="1" meta:paragraph-count="6" meta:word-count="134" meta:character-count="801" meta:non-whitespace-character-count="673"/>
    <meta:generator>LibreOffice/6.4.6.2$Linux_X86_64 LibreOffice_project/40$Build-2</meta:generator>
  </office:meta>
</office:document-meta>
</file>